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567cm"/>
    </style:style>
    <style:style style:name="Table1.B" style:family="table-column">
      <style:table-column-properties style:column-width="4.48cm"/>
    </style:style>
    <style:style style:name="Table1.C" style:family="table-column">
      <style:table-column-properties style:column-width="3.784cm"/>
    </style:style>
    <style:style style:name="Table1.D" style:family="table-column">
      <style:table-column-properties style:column-width="4.1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4.219cm"/>
    </style:style>
    <style:style style:name="Table2.B" style:family="table-column">
      <style:table-column-properties style:column-width="7.306cm"/>
    </style:style>
    <style:style style:name="Table2.C" style:family="table-column">
      <style:table-column-properties style:column-width="5.47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63cm"/>
    </style:style>
    <style:style style:name="Table3.B" style:family="table-column">
      <style:table-column-properties style:column-width="7.103cm"/>
    </style:style>
    <style:style style:name="Table3.C" style:family="table-column">
      <style:table-column-properties style:column-width="6.26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4.639cm"/>
    </style:style>
    <style:style style:name="Table4.B" style:family="table-column">
      <style:table-column-properties style:column-width="6.863cm"/>
    </style:style>
    <style:style style:name="Table4.C" style:family="table-column">
      <style:table-column-properties style:column-width="5.49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4.378cm"/>
    </style:style>
    <style:style style:name="Table5.B" style:family="table-column">
      <style:table-column-properties style:column-width="6.249cm"/>
    </style:style>
    <style:style style:name="Table5.C" style:family="table-column">
      <style:table-column-properties style:column-width="6.373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3.145cm"/>
    </style:style>
    <style:style style:name="Table6.B" style:family="table-column">
      <style:table-column-properties style:column-width="4.775cm"/>
    </style:style>
    <style:style style:name="Table6.C" style:family="table-column">
      <style:table-column-properties style:column-width="4.807cm"/>
    </style:style>
    <style:style style:name="Table6.D" style:family="table-column">
      <style:table-column-properties style:column-width="4.27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2.723cm"/>
    </style:style>
    <style:style style:name="Table7.B" style:family="table-column">
      <style:table-column-properties style:column-width="4.852cm"/>
    </style:style>
    <style:style style:name="Table7.C" style:family="table-column">
      <style:table-column-properties style:column-width="5.151cm"/>
    </style:style>
    <style:style style:name="Table7.D" style:family="table-column">
      <style:table-column-properties style:column-width="4.274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3.877cm"/>
    </style:style>
    <style:style style:name="Table8.B" style:family="table-column">
      <style:table-column-properties style:column-width="4.438cm"/>
    </style:style>
    <style:style style:name="Table8.C" style:family="table-column">
      <style:table-column-properties style:column-width="4.681cm"/>
    </style:style>
    <style:style style:name="Table8.D" style:family="table-column">
      <style:table-column-properties style:column-width="4.004cm"/>
    </style:style>
    <style:style style:name="Table8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0f216" officeooo:paragraph-rsid="0010f216"/>
    </style:style>
    <style:style style:name="P2" style:family="paragraph" style:parent-style-name="Standard">
      <style:text-properties officeooo:paragraph-rsid="0010f216"/>
    </style:style>
    <style:style style:name="P3" style:family="paragraph" style:parent-style-name="Text_20_body">
      <style:text-properties officeooo:rsid="0010f216" officeooo:paragraph-rsid="0010f216"/>
    </style:style>
    <style:style style:name="T1" style:family="text">
      <style:text-properties officeooo:rsid="0010f216"/>
    </style:style>
    <style:style style:name="T2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Таблица по типам грамматических ошибок (задание 8 ЕГЭ)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Тип ошибки</text:p>
            </table:table-cell>
            <table:table-cell table:style-name="Table1.A1" office:value-type="string">
              <text:p text:style-name="Table_20_Heading">Суть правила</text:p>
            </table:table-cell>
            <table:table-cell table:style-name="Table1.A1" office:value-type="string">
              <text:p text:style-name="Table_20_Heading">Пример (неправильно)</text:p>
            </table:table-cell>
            <table:table-cell table:style-name="Table1.A1" office:value-type="string">
              <text:p text:style-name="Table_20_Heading">Пример (правильно)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1. Ошибка в построении предложения с причастным оборотом</text:span></text:p>
          </table:table-cell>
          <table:table-cell table:style-name="Table1.A1" office:value-type="string">
            <text:p text:style-name="Table_20_Contents">Причастный оборот должен относиться к тому слову, которое он определяет.</text:p>
          </table:table-cell>
          <table:table-cell table:style-name="Table1.A1" office:value-type="string">
            <text:p text:style-name="Table_20_Contents"><text:span text:style-name="Emphasis">Подъезжая к станции, у меня слетела шляпа.</text:span></text:p>
          </table:table-cell>
          <table:table-cell table:style-name="Table1.A1" office:value-type="string">
            <text:p text:style-name="Table_20_Contents"><text:span text:style-name="Emphasis">Подъезжая к станции, я потерял шляпу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. Ошибка в построении предложения с деепричастным оборотом</text:span></text:p>
          </table:table-cell>
          <table:table-cell table:style-name="Table1.A1" office:value-type="string">
            <text:p text:style-name="Table_20_Contents">Деепричастие обозначает действие того же субъекта, что и сказуемое.</text:p>
          </table:table-cell>
          <table:table-cell table:style-name="Table1.A1" office:value-type="string">
            <text:p text:style-name="Table_20_Contents"><text:span text:style-name="Emphasis">Подъезжая к станции, у меня слетела шляпа.</text:span></text:p>
          </table:table-cell>
          <table:table-cell table:style-name="Table1.A1" office:value-type="string">
            <text:p text:style-name="Table_20_Contents"><text:span text:style-name="Emphasis">Подъезжая к станции, я потерял шляпу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3. Ошибка в построении предложения с однородными членами</text:span></text:p>
          </table:table-cell>
          <table:table-cell table:style-name="Table1.A1" office:value-type="string">
            <text:p text:style-name="Table_20_Contents">Однородные члены должны относиться к одному слову и быть грамматически равноправными.</text:p>
          </table:table-cell>
          <table:table-cell table:style-name="Table1.A1" office:value-type="string">
            <text:p text:style-name="Table_20_Contents"><text:span text:style-name="Emphasis">Я люблю читать книги и слушать музыку, и прогулки по парку.</text:span></text:p>
          </table:table-cell>
          <table:table-cell table:style-name="Table1.A1" office:value-type="string">
            <text:p text:style-name="Table_20_Contents"><text:span text:style-name="Emphasis">Я люблю читать книги, слушать музыку и гулять по парку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4. Нарушение в построении предложения с несогласованным приложением</text:span></text:p>
          </table:table-cell>
          <table:table-cell table:style-name="Table1.A1" office:value-type="string">
            <text:p text:style-name="Table_20_Contents">Несогласованное приложение употребляется в нужном падеже.</text:p>
          </table:table-cell>
          <table:table-cell table:style-name="Table1.A1" office:value-type="string">
            <text:p text:style-name="Table_20_Contents"><text:span text:style-name="Emphasis">В журнале «Наука и жизнь» напечатали статью.</text:span></text:p>
          </table:table-cell>
          <table:table-cell table:style-name="Table1.A1" office:value-type="string">
            <text:p text:style-name="Table_20_Contents"><text:span text:style-name="Emphasis">В журнале «Наука и жизнь» напечатали статью.</text:span> (или: <text:span text:style-name="Emphasis">В журнале «Науке и жизни»</text:span> — если по контексту нужно Д.п.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5. Ошибка в употреблении падежной формы существительного с предлогом</text:span></text:p>
          </table:table-cell>
          <table:table-cell table:style-name="Table1.A1" office:value-type="string">
            <text:p text:style-name="Table_20_Contents">У разных предлогов — своя норма падежа.</text:p>
          </table:table-cell>
          <table:table-cell table:style-name="Table1.A1" office:value-type="string">
            <text:p text:style-name="Table_20_Contents"><text:span text:style-name="Emphasis">Благодаря снега дорога стала трудной.</text:span></text:p>
          </table:table-cell>
          <table:table-cell table:style-name="Table1.A1" office:value-type="string">
            <text:p text:style-name="Table_20_Contents"><text:span text:style-name="Emphasis">Благодаря снегу дорога стала трудной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6. Нарушение связи между подлежащим и сказуемым</text:span></text:p>
          </table:table-cell>
          <table:table-cell table:style-name="Table1.A1" office:value-type="string">
            <text:p text:style-name="Table_20_Contents">Подлежащее и сказуемое должны согласовываться в числе и роде.</text:p>
          </table:table-cell>
          <table:table-cell table:style-name="Table1.A1" office:value-type="string">
            <text:p text:style-name="Table_20_Contents"><text:span text:style-name="Emphasis">Большинство студентов пришли.</text:span></text:p>
          </table:table-cell>
          <table:table-cell table:style-name="Table1.A1" office:value-type="string">
            <text:p text:style-name="Table_20_Contents"><text:span text:style-name="Emphasis">Большинство студентов пришло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7. Ошибка в построении сложного предложения</text:span></text:p>
          </table:table-cell>
          <table:table-cell table:style-name="Table1.A1" office:value-type="string">
            <text:p text:style-name="Table_20_Contents">Части сложного предложения должны быть грамматически соотнесены.</text:p>
          </table:table-cell>
          <table:table-cell table:style-name="Table1.A1" office:value-type="string">
            <text:p text:style-name="Table_20_Contents"><text:span text:style-name="Emphasis">Я знаю и то, что он пришёл, и что ушёл.</text:span></text:p>
          </table:table-cell>
          <table:table-cell table:style-name="Table1.A1" office:value-type="string">
            <text:p text:style-name="Table_20_Contents"><text:span text:style-name="Emphasis">Я знаю и то, что он пришёл, и то, что он ушёл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8. Нарушение видо-временной соотнесённости глагольных форм</text:span></text:p>
          </table:table-cell>
          <table:table-cell table:style-name="Table1.A1" office:value-type="string">
            <text:p text:style-name="Table_20_Contents">В одном контексте глаголы должны быть согласованы по времени и виду.</text:p>
          </table:table-cell>
          <table:table-cell table:style-name="Table1.A1" office:value-type="string">
            <text:p text:style-name="Table_20_Contents"><text:span text:style-name="Emphasis">Вчера он читал книгу и пишет конспект.</text:span></text:p>
          </table:table-cell>
          <table:table-cell table:style-name="Table1.A1" office:value-type="string">
            <text:p text:style-name="Table_20_Contents"><text:span text:style-name="Emphasis">Вчера он читал книгу и писал конспект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9. Ошибка в построении предложения с косвенной речью</text:span></text:p>
          </table:table-cell>
          <table:table-cell table:style-name="Table1.A1" office:value-type="string">
            <text:p text:style-name="Table_20_Contents">В косвенной речи меняется форма слов (вопросительных, указательных и т.п.).</text:p>
          </table:table-cell>
          <table:table-cell table:style-name="Table1.A1" office:value-type="string">
            <text:p text:style-name="Table_20_Contents"><text:span text:style-name="Emphasis">Он спросил: «Когда ты придёшь?»</text:span> (→ неправильное преобразование)</text:p>
          </table:table-cell>
          <table:table-cell table:style-name="Table1.A1" office:value-type="string">
            <text:p text:style-name="Table_20_Contents"><text:span text:style-name="Emphasis">Он спросил, когда я приду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10. Ошибка в употреблении числительных</text:span></text:p>
          </table:table-cell>
          <table:table-cell table:style-name="Table1.A1" office:value-type="string">
            <text:p text:style-name="Table_20_Contents">Формы числительных должны быть правильными.</text:p>
          </table:table-cell>
          <table:table-cell table:style-name="Table1.A1" office:value-type="string">
            <text:p text:style-name="Table_20_Contents"><text:span text:style-name="Emphasis">Трое студентов пришёл.</text:span></text:p>
          </table:table-cell>
          <table:table-cell table:style-name="Table1.A1" office:value-type="string">
            <text:p text:style-name="Table_20_Contents"><text:span text:style-name="Emphasis">Трое студентов пришли.</text:span></text:p>
          </table:table-cell>
        </table:table-row>
      </table:table>
      <text:p text:style-name="Standard"/>
      <text:p text:style-name="Standard"/>
      <text:p text:style-name="Standard"/>
      <text:p text:style-name="P1"><text:soft-page-break/>Номер 1-3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Тема</text:p>
            </table:table-cell>
            <table:table-cell table:style-name="Table2.A1" office:value-type="string">
              <text:p text:style-name="Table_20_Heading">Описание</text:p>
            </table:table-cell>
            <table:table-cell table:style-name="Table2.A1" office:value-type="string">
              <text:p text:style-name="Table_20_Heading">Примеры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Разряды местоимений</text:span></text:p>
          </table:table-cell>
          <table:table-cell table:style-name="Table2.A1" office:value-type="string">
            <text:p text:style-name="Table_20_Contents">Местоимения делятся на личные, притяжательные, указательные, определительные, вопросительные, относительные, неопределённые, отрицательные, возвратные.</text:p>
          </table:table-cell>
          <table:table-cell table:style-name="Table2.A1" office:value-type="string">
            <text:p text:style-name="Table_20_Contents">Личные: я, ты; Притяжательные: мой, твой; Указательные: этот, тот; Возвратные: себя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Разряды предлогов</text:span></text:p>
          </table:table-cell>
          <table:table-cell table:style-name="Table2.A1" office:value-type="string">
            <text:p text:style-name="Table_20_Contents">Предлоги бывают производные и непроизводные, выражают пространственные, временные, причинные, целевые и др. отношения.</text:p>
          </table:table-cell>
          <table:table-cell table:style-name="Table2.A1" office:value-type="string">
            <text:p text:style-name="Table_20_Contents">Непроизводные: в, на, за; Производные: благодаря, несмотря на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Разряды союзов</text:span></text:p>
          </table:table-cell>
          <table:table-cell table:style-name="Table2.A1" office:value-type="string">
            <text:p text:style-name="Table_20_Contents">Союзы делятся на сочинительные (соединяют однородные члены или предложения) и подчинительные (связывают главное и придаточное).</text:p>
          </table:table-cell>
          <table:table-cell table:style-name="Table2.A1" office:value-type="string">
            <text:p text:style-name="Table_20_Contents">Сочинительные: и, а, но; Подчинительные: что, чтобы, если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Разряды частиц</text:span></text:p>
          </table:table-cell>
          <table:table-cell table:style-name="Table2.A1" office:value-type="string">
            <text:p text:style-name="Table_20_Contents">Частицы бывают усилительные, ограничительные, указательные, отрицательные, вопросительные, модальные.</text:p>
          </table:table-cell>
          <table:table-cell table:style-name="Table2.A1" office:value-type="string">
            <text:p text:style-name="Table_20_Contents">Усилительные: же, ведь; Отрицательные: не, ни; Модальные: бы, ли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Функциональные разновидности языка</text:span></text:p>
          </table:table-cell>
          <table:table-cell table:style-name="Table2.A1" office:value-type="string">
            <text:p text:style-name="Table_20_Contents">Научный: точность, логичность; Публицистический: воздействие, образность; Разговорный: непринуждённость; Художественный: образность, эмоциональность.</text:p>
          </table:table-cell>
          <table:table-cell table:style-name="Table2.A1" office:value-type="string">
            <text:p text:style-name="Table_20_Contents">Научный: терминология; Публицистический: газетная статья; Разговорный: диалог; Художественный: поэзия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Лексическое значение слова</text:span></text:p>
          </table:table-cell>
          <table:table-cell table:style-name="Table2.A1" office:value-type="string">
            <text:p text:style-name="Table_20_Contents">Значение слова: прямое, переносное. Синонимы: близкие по значению слова. Антонимы: противоположные по значению. Омонимы: одинаковое звучание, разное значение.</text:p>
          </table:table-cell>
          <table:table-cell table:style-name="Table2.A1" office:value-type="string">
            <text:p text:style-name="Table_20_Contents">Синонимы: большой — огромный; Антонимы: светлый — тёмный; Омонимы: ключ (дверь) — ключ (родник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Лексические нормы</text:span></text:p>
          </table:table-cell>
          <table:table-cell table:style-name="Table2.A1" office:value-type="string">
            <text:p text:style-name="Table_20_Contents">Правильное употребление слов в соответствии с их значением, стилем и контекстом.</text:p>
          </table:table-cell>
          <table:table-cell table:style-name="Table2.A1" office:value-type="string">
            <text:p text:style-name="Table_20_Contents">Неправильно: «взять» вместо «принять решение»; Правильно: «принять участие»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/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Задания 4-5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Тема</text:p>
            </table:table-cell>
            <table:table-cell table:style-name="Table3.A1" office:value-type="string">
              <text:p text:style-name="Table_20_Heading">Описание</text:p>
            </table:table-cell>
            <table:table-cell table:style-name="Table3.A1" office:value-type="string">
              <text:p text:style-name="Table_20_Heading">Примеры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Правила постановки ударений</text:span></text:p>
          </table:table-cell>
          <table:table-cell table:style-name="Table3.A1" office:value-type="string">
            <text:p text:style-name="Table_20_Contents">Ударение в глаголах, существительных, прилагательных зависит от морфемной структуры и нормы.</text:p>
          </table:table-cell>
          <table:table-cell table:style-name="Table3.A1" office:value-type="string">
            <text:p text:style-name="Table_20_Contents">Глаголы: звонИт, вклЮчит; Существительные: тОрты, стОляр; Прилагательные: крАсный, умнЕе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Правописание приставок</text:span></text:p>
          </table:table-cell>
          <table:table-cell table:style-name="Table3.A1" office:value-type="string">
            <text:p text:style-name="Table_20_Contents">Приставки пишутся по правилам: неизменяемые (о-, за-), зависящие от произношения (раз-/рас-), от значения (при-/пре-).</text:p>
          </table:table-cell>
          <table:table-cell table:style-name="Table3.A1" office:value-type="string">
            <text:p text:style-name="Table_20_Contents">Заход, рАсцвет, прИбыть (приближение), прЕдать (измена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Правописание корней</text:span></text:p>
          </table:table-cell>
          <table:table-cell table:style-name="Table3.A1" office:value-type="string">
            <text:p text:style-name="Table_20_Contents">Зависит от чередования гласных, согласных, ударения или значения.</text:p>
          </table:table-cell>
          <table:table-cell table:style-name="Table3.A1" office:value-type="string">
            <text:p text:style-name="Table_20_Contents">Корни с чередованием: -бер-/бир-, -лаг-/лож-; гор-/гар- (гОрит/загАр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Правописание суффиксов</text:span></text:p>
          </table:table-cell>
          <table:table-cell table:style-name="Table3.A1" office:value-type="string">
            <text:p text:style-name="Table_20_Contents">Суффиксы зависят от части речи, морфологии. Н/НН в причастиях и отглагольных прилагательных по правилам.</text:p>
          </table:table-cell>
          <table:table-cell table:style-name="Table3.A1" office:value-type="string">
            <text:p text:style-name="Table_20_Contents">Существительные: -чик/-щик (грузчик, подписчик); Н/НН: крашеный (Н), крашенный (НН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Правописание окончаний</text:span></text:p>
          </table:table-cell>
          <table:table-cell table:style-name="Table3.A1" office:value-type="string">
            <text:p text:style-name="Table_20_Contents">Окончания зависят от склонения, рода, числа, падежа.</text:p>
          </table:table-cell>
          <table:table-cell table:style-name="Table3.A1" office:value-type="string">
            <text:p text:style-name="Table_20_Contents">Существительные: стол (И.п.), стола (Р.п.); Прилагательные: синего, синей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Правописание глагольных форм</text:span></text:p>
          </table:table-cell>
          <table:table-cell table:style-name="Table3.A1" office:value-type="string">
            <text:p text:style-name="Table_20_Contents">Глаголы: окончания по спряжению; Деепричастия: суффиксы -а/-я, -в/-вши; Инфинитив: -ть/-ти.</text:p>
          </table:table-cell>
          <table:table-cell table:style-name="Table3.A1" office:value-type="string">
            <text:p text:style-name="Table_20_Contents">Спряжение: пишЕшь (1 спр.), держИшь (2 спр.); Деепричастия: читая, сделав; Инфинитив: нести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Правописание суффиксов Н/НН</text:span></text:p>
          </table:table-cell>
          <table:table-cell table:style-name="Table3.A1" office:value-type="string">
            <text:p text:style-name="Table_20_Contents">Н в прилагательных от существительных, НН в причастиях и прилагательных с зависимыми словами, приставками (кроме не-).</text:p>
          </table:table-cell>
          <table:table-cell table:style-name="Table3.A1" office:value-type="string">
            <text:p text:style-name="Table_20_Contents">ТумаНый (Н), решеННый вопрос (НН), некошеНый луг (Н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Правописание дефиса</text:span></text:p>
          </table:table-cell>
          <table:table-cell table:style-name="Table3.A1" office:value-type="string">
            <text:p text:style-name="Table_20_Contents">Дефис в сложных словах, наречиях, частицах.</text:p>
          </table:table-cell>
          <table:table-cell table:style-name="Table3.A1" office:value-type="string">
            <text:p text:style-name="Table_20_Contents">По-русски, кое-где, всё-таки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Слитное/раздельное написание</text:span></text:p>
          </table:table-cell>
          <table:table-cell table:style-name="Table3.A1" office:value-type="string">
            <text:p text:style-name="Table_20_Contents">«Не» с прилагательными и наречиями: слитно при новом значении, раздельно при отрицании.</text:p>
          </table:table-cell>
          <table:table-cell table:style-name="Table3.A1" office:value-type="string">
            <text:p text:style-name="Table_20_Contents">Неинтересный (слитно), не интересный, а скучный (раздельно)</text:p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Задание 6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Тема</text:p>
            </table:table-cell>
            <table:table-cell table:style-name="Table4.A1" office:value-type="string">
              <text:p text:style-name="Table_20_Heading">Описание</text:p>
            </table:table-cell>
            <table:table-cell table:style-name="Table4.A1" office:value-type="string">
              <text:p text:style-name="Table_20_Heading">Примеры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Пунктуация простого предложения</text:span></text:p>
          </table:table-cell>
          <table:table-cell table:style-name="Table4.A1" office:value-type="string">
            <text:p text:style-name="Table_20_Contents">Запятые при однородных членах, обращениях, обособленных членах. Тире при пропуске связки, противопоставлении. Двоеточие при пояснении, причине.</text:p>
          </table:table-cell>
          <table:table-cell table:style-name="Table4.A1" office:value-type="string">
            <text:p text:style-name="Table_20_Contents">Однородные: Я купил яблоки, груши, сливы. Тире: Любовь — это счастье. Двоеточие: Я понял: он не придёт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Пунктуация сложного предложения</text:span></text:p>
          </table:table-cell>
          <table:table-cell table:style-name="Table4.A1" office:value-type="string">
            <text:p text:style-name="Table_20_Contents">Запятые между частями сложносочинённых и сложноподчинённых предложений. Тире в бессоюзных предложениях при противопоставлении, следствии. Двоеточие при пояснении.</text:p>
          </table:table-cell>
          <table:table-cell table:style-name="Table4.A1" office:value-type="string">
            <text:p text:style-name="Table_20_Contents">Сложносочинённое: Солнце светило, и птицы пели. Бессоюзное: Ударил гром — началась буря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Выделение вводных конструкций</text:span></text:p>
          </table:table-cell>
          <table:table-cell table:style-name="Table4.A1" office:value-type="string">
            <text:p text:style-name="Table_20_Contents">Вводные слова, словосочетания, предложения выделяются запятыми.</text:p>
          </table:table-cell>
          <table:table-cell table:style-name="Table4.A1" office:value-type="string">
            <text:p text:style-name="Table_20_Contents">Кажется, он опоздал. По-моему, ты прав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Выделение пояснительных конструкций</text:span></text:p>
          </table:table-cell>
          <table:table-cell table:style-name="Table4.A1" office:value-type="string">
            <text:p text:style-name="Table_20_Contents">Пояснительные члены предложения (уточнения, дополнения) выделяются запятыми, реже тире.</text:p>
          </table:table-cell>
          <table:table-cell table:style-name="Table4.A1" office:value-type="string">
            <text:p text:style-name="Table_20_Contents">В городе, в Москве, было шумно. Его друг — лучший врач — помог мне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Знаки в сложносочинённых предложениях</text:span></text:p>
          </table:table-cell>
          <table:table-cell table:style-name="Table4.A1" office:value-type="string">
            <text:p text:style-name="Table_20_Contents">Запятая между частями, если нет общего элемента. Без запятой при общем элементе или союзах «и», «или» в соединительном значении.</text:p>
          </table:table-cell>
          <table:table-cell table:style-name="Table4.A1" office:value-type="string">
            <text:p text:style-name="Table_20_Contents">Он ушёл, а она осталась. Солнце взошло и озарило долину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Знаки в сложноподчинённых предложениях</text:span></text:p>
          </table:table-cell>
          <table:table-cell table:style-name="Table4.A1" office:value-type="string">
            <text:p text:style-name="Table_20_Contents">Запятая перед союзом, если придаточное после главного. Запятая после придаточного, если оно перед главным.</text:p>
          </table:table-cell>
          <table:table-cell table:style-name="Table4.A1" office:value-type="string">
            <text:p text:style-name="Table_20_Contents">Я знаю, что ты придёшь. Когда он ушёл, стало тихо.</text:p>
          </table:table-cell>
        </table:table-row>
      </table:tabl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Задание 7</text:span></text:p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Тема</text:p>
            </table:table-cell>
            <table:table-cell table:style-name="Table5.A1" office:value-type="string">
              <text:p text:style-name="Table_20_Heading">Описание</text:p>
            </table:table-cell>
            <table:table-cell table:style-name="Table5.A1" office:value-type="string">
              <text:p text:style-name="Table_20_Heading">Примеры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Морфологические нормы</text:span></text:p>
          </table:table-cell>
          <table:table-cell table:style-name="Table5.A1" office:value-type="string">
            <text:p text:style-name="Table_20_Contents">Правильное употребление форм частей речи: склонение, спряжение, род, число, падеж.</text:p>
          </table:table-cell>
          <table:table-cell table:style-name="Table5.A1" office:value-type="string">
            <text:p text:style-name="Table_20_Contents">Существительное: два стула (не стулов). Глагол: пиши (не пишы). Прилагательное: более умный (не умнее)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Синтаксические нормы: согласование</text:span></text:p>
          </table:table-cell>
          <table:table-cell table:style-name="Table5.A1" office:value-type="string">
            <text:p text:style-name="Table_20_Contents">Согласование подлежащего и сказуемого, определения и определяемого слова в роде, числе, падеже.</text:p>
          </table:table-cell>
          <table:table-cell table:style-name="Table5.A1" office:value-type="string">
            <text:p text:style-name="Table_20_Contents">Красивая роза цветёт (согласование в роде и числе). Дети играют (мн.ч.)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Синтаксические нормы: управление</text:span></text:p>
          </table:table-cell>
          <table:table-cell table:style-name="Table5.A1" office:value-type="string">
            <text:p text:style-name="Table_20_Contents">Правильный выбор предлога и падежа при глаголах, существительных.</text:p>
          </table:table-cell>
          <table:table-cell table:style-name="Table5.A1" office:value-type="string">
            <text:p text:style-name="Table_20_Contents">Верить в успех (предлог «в» + вин.п.). Интересоваться музыкой (твор.п.)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Синтаксические нормы: примыкание</text:span></text:p>
          </table:table-cell>
          <table:table-cell table:style-name="Table5.A1" office:value-type="string">
            <text:p text:style-name="Table_20_Contents">Связь слов, где зависимое слово (наречие, инфинитив) не изменяется.</text:p>
          </table:table-cell>
          <table:table-cell table:style-name="Table5.A1" office:value-type="string">
            <text:p text:style-name="Table_20_Contents">Читать быстро. Хочу учиться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Сложные предложения: союзные связи</text:span></text:p>
          </table:table-cell>
          <table:table-cell table:style-name="Table5.A1" office:value-type="string">
            <text:p text:style-name="Table_20_Contents">Сложносочинённые (союзы: и, а, но) и сложноподчинённые (союзы: что, чтобы, если) предложения.</text:p>
          </table:table-cell>
          <table:table-cell table:style-name="Table5.A1" office:value-type="string">
            <text:p text:style-name="Table_20_Contents">Сложносочинённое: Я ушёл, а он остался. Сложноподчинённое: Я знаю, что ты придёшь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Сложные предложения: бессоюзные связи</text:span></text:p>
          </table:table-cell>
          <table:table-cell table:style-name="Table5.A1" office:value-type="string">
            <text:p text:style-name="Table_20_Contents">Части предложения связаны интонацией, без союзов. Знаки: запятая, тире, двоеточие в зависимости от смысла.</text:p>
          </table:table-cell>
          <table:table-cell table:style-name="Table5.A1" office:value-type="string">
            <text:p text:style-name="Table_20_Contents">Ударил гром — начался дождь. Я посмотрел: дорога пуста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Задание 9</text:p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Тема</text:p>
            </table:table-cell>
            <table:table-cell table:style-name="Table6.A1" office:value-type="string">
              <text:p text:style-name="Table_20_Heading">Описание</text:p>
            </table:table-cell>
            <table:table-cell table:style-name="Table6.A1" office:value-type="string">
              <text:p text:style-name="Table_20_Heading">Правила</text:p>
            </table:table-cell>
            <table:table-cell table:style-name="Table6.A1" office:value-type="string">
              <text:p text:style-name="Table_20_Heading">Примеры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trong_20_Emphasis">Правописание приставок</text:span></text:p>
          </table:table-cell>
          <table:table-cell table:style-name="Table6.A1" office:value-type="string">
            <text:p text:style-name="Table_20_Contents">Приставки делятся на неизменяемые, зависящие от произношения и от значения.</text:p>
          </table:table-cell>
          <table:table-cell table:style-name="Table6.A1" office:value-type="string">
            <text:p text:style-name="Table_20_Contents">1. Неизменяемые: о-, за-, на-, по- и др. пишутся одинаково. <text:line-break/>2. Зависящие от произношения: раз-/рас-, без-/бес-, воз-/вос- (зависит от звонкости/глухости следующего звука). <text:line-break/>3. При-/пре-: при- (приближение, присоединение), пре- (высокая степень, пере-).</text:p>
          </table:table-cell>
          <table:table-cell table:style-name="Table6.A1" office:value-type="string">
            <text:p text:style-name="Table_20_Contents">Неизменяемые: остановка, забег. <text:line-break/>Произношение: рАсписание, бЕсшумный. <text:line-break/>При-/пре-: прИбыть (приближение), прЕкрасный (высокая степень)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Правописание корней</text:span></text:p>
          </table:table-cell>
          <table:table-cell table:style-name="Table6.A1" office:value-type="string">
            <text:p text:style-name="Table_20_Contents">Зависит от чередования гласных/согласных, ударения или лексического значения.</text:p>
          </table:table-cell>
          <table:table-cell table:style-name="Table6.A1" office:value-type="string">
            <text:p text:style-name="Table_20_Contents">1. Чередование гласных: -бер-/бир-, -мер-/мир-, -лаг-/лож-. <text:line-break/>2. Ударение: гор-/гар-, рос-/раст-. <text:line-break/>3. Значение: равный (одинаковый)/ровный (гладкий).</text:p>
          </table:table-cell>
          <table:table-cell table:style-name="Table6.A1" office:value-type="string">
            <text:p text:style-name="Table_20_Contents">Чередование: собЕру/собИрать, клАсть/полОжить. <text:line-break/>Ударение: гОреть/загАр, рАсти/рОст. <text:line-break/>Значение: рАвный счёт/рОвная дорога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Правописание суффиксов</text:span></text:p>
          </table:table-cell>
          <table:table-cell table:style-name="Table6.A1" office:value-type="string">
            <text:p text:style-name="Table_20_Contents">Зависит от части речи, морфологических признаков. Особое внимание: Н/НН в причастиях и прилагательных.</text:p>
          </table:table-cell>
          <table:table-cell table:style-name="Table6.A1" office:value-type="string">
            <text:p text:style-name="Table_20_Contents">1. Существительные: -чик (действующее лицо), -щик (профессия). <text:line-break/>2. Прилагательные: -ив-/-ев-, -онн-/-енн-. <text:line-break/>3. Н/НН: Н в прилагательных от существительных, НН в причастиях с зависимыми словами, приставками (кроме не-).</text:p>
          </table:table-cell>
          <table:table-cell table:style-name="Table6.A1" office:value-type="string">
            <text:p text:style-name="Table_20_Contents">Существительные: грузчик, подписщик. <text:line-break/>Прилагательные: правдИвый, клеЕвой. <text:line-break/>Н/НН: кожаНый (Н), решеННый вопрос (НН), некошеНый луг (Н)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Правописание окончаний</text:span></text:p>
          </table:table-cell>
          <table:table-cell table:style-name="Table6.A1" office:value-type="string">
            <text:p text:style-name="Table_20_Contents">Зависит от склонения (существительные), спряжения (глаголы), рода, числа, падежа.</text:p>
          </table:table-cell>
          <table:table-cell table:style-name="Table6.A1" office:value-type="string">
            <text:p text:style-name="Table_20_Contents">1. Существительные: 1-е скл. (-а/-я), 2-е скл. (-о/-е), 3-е скл. (-ь). <text:line-break/>2. Прилагательные: окончания по роду, числу, падежу. <text:line-break/>3. Глаголы: окончания по спряжению (1-е: -е-, -у-, 2-е: -и-, -а-).</text:p>
          </table:table-cell>
          <table:table-cell table:style-name="Table6.A1" office:value-type="string">
            <text:p text:style-name="Table_20_Contents">Существительные: стол (И.п.), стола (Р.п.), поле (И.п.), кость (И.п.). <text:line-break/>Прилагательные: синего (м.р.), синей (ж.р.). <text:line-break/>Глаголы: пишЕшь (1 спр.), держИшь (2 спр.).</text:p>
          </table:table-cell>
        </table:table-row>
      </table:table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Тема</text:p>
            </table:table-cell>
            <table:table-cell table:style-name="Table7.A1" office:value-type="string">
              <text:p text:style-name="Table_20_Heading">Описание</text:p>
            </table:table-cell>
            <table:table-cell table:style-name="Table7.A1" office:value-type="string">
              <text:p text:style-name="Table_20_Heading">Правила</text:p>
            </table:table-cell>
            <table:table-cell table:style-name="Table7.A1" office:value-type="string">
              <text:p text:style-name="Table_20_Heading">Примеры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Паронимы</text:span></text:p>
          </table:table-cell>
          <table:table-cell table:style-name="Table7.A1" office:value-type="string">
            <text:p text:style-name="Table_20_Contents">Слова, сходные по звучанию, но разные по <text:soft-page-break/>значению и употреблению.</text:p>
          </table:table-cell>
          <table:table-cell table:style-name="Table7.A1" office:value-type="string">
            <text:p text:style-name="Table_20_Contents">Различаются лексическим значением, сочетаемостью, <text:soft-page-break/>контекстом.</text:p>
          </table:table-cell>
          <table:table-cell table:style-name="Table7.A1" office:value-type="string">
            <text:p text:style-name="Table_20_Contents">Адресат (получатель) — адресант <text:soft-page-break/>(отправитель). <text:line-break/>Надеть (одежду) — одеть (кого-то)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Н/НН в разных частях речи</text:span></text:p>
          </table:table-cell>
          <table:table-cell table:style-name="Table7.A1" office:value-type="string">
            <text:p text:style-name="Table_20_Contents">Н или НН в прилагательных, причастиях, наречиях зависит от морфологии и контекста.</text:p>
          </table:table-cell>
          <table:table-cell table:style-name="Table7.A1" office:value-type="string">
            <text:p text:style-name="Table_20_Contents">1. Прилагательные: Н (от существительных без приставок), НН (с приставками, -онн-/-енн-). <text:line-break/>2. Причастия: НН (с зависимыми словами, приставками, кроме не-). <text:line-break/>3. Наречия: Н/НН как в исходном прилагательном/причастии.</text:p>
          </table:table-cell>
          <table:table-cell table:style-name="Table7.A1" office:value-type="string">
            <text:p text:style-name="Table_20_Contents">Прилагательные: кожаНый (Н), путаННый (НН). <text:line-break/>Причастия: крашеННый стол (НН), некошеНый луг (Н). <text:line-break/>Наречия: путаННо (НН), организоваННо (НН).</text:p>
          </table:table-cell>
        </table:table-row>
      </table:table>
      <text:p text:style-name="P3"/>
      <text:p text:style-name="P3"/>
      <text:p text:style-name="P3">Текст и его структура <text:line-break/>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Тема</text:p>
            </table:table-cell>
            <table:table-cell table:style-name="Table8.A1" office:value-type="string">
              <text:p text:style-name="Table_20_Heading">Описание</text:p>
            </table:table-cell>
            <table:table-cell table:style-name="Table8.A1" office:value-type="string">
              <text:p text:style-name="Table_20_Heading">Правила</text:p>
            </table:table-cell>
            <table:table-cell table:style-name="Table8.A1" office:value-type="string">
              <text:p text:style-name="Table_20_Heading">Примеры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trong_20_Emphasis">Смысловая и композиционная целостность текста</text:span></text:p>
          </table:table-cell>
          <table:table-cell table:style-name="Table8.A1" office:value-type="string">
            <text:p text:style-name="Table_20_Contents">Текст логически связан, имеет единую тему, идею, структуру (вступление, основная часть, заключение).</text:p>
          </table:table-cell>
          <table:table-cell table:style-name="Table8.A1" office:value-type="string">
            <text:p text:style-name="Table_20_Contents">Соблюдаются логические связи, последовательность изложения, соответствие теме.</text:p>
          </table:table-cell>
          <table:table-cell table:style-name="Table8.A1" office:value-type="string">
            <text:p text:style-name="Table_20_Contents">Текст о природе: вступление (описание пейзажа), основа (роль природы), заключение (вывод о сохранении).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Средства связи предложений в тексте</text:span></text:p>
          </table:table-cell>
          <table:table-cell table:style-name="Table8.A1" office:value-type="string">
            <text:p text:style-name="Table_20_Contents">Союзы, местоимения, наречия, лексический повтор, синонимы обеспечивают связность текста.</text:p>
          </table:table-cell>
          <table:table-cell table:style-name="Table8.A1" office:value-type="string">
            <text:p text:style-name="Table_20_Contents">1. Союзы: соединяют предложения. <text:line-break/>2. Местоимения: заменяют существительные. <text:line-break/>3. Наречия: указывают на последовательность, время.</text:p>
          </table:table-cell>
          <table:table-cell table:style-name="Table8.A1" office:value-type="string">
            <text:p text:style-name="Table_20_Contents">Союзы: Я ушёл, а он остался. <text:line-break/>Местоимения: Маша пришла. Она была весела. <text:line-break/>Наречия: Сначала решим задачу, затем проверим.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Лексическое значение слова</text:span></text:p>
          </table:table-cell>
          <table:table-cell table:style-name="Table8.A1" office:value-type="string">
            <text:p text:style-name="Table_20_Contents">Прямое или переносное значение. Синонимы: близкие по значению слова. Антонимы: противоположные. Омонимы: одинаковое звучание, разное значение.</text:p>
          </table:table-cell>
          <table:table-cell table:style-name="Table8.A1" office:value-type="string">
            <text:p text:style-name="Table_20_Contents">1. Синонимы: подбираются по контексту. <text:line-break/>2. Антонимы: для контраста. <text:line-break/>3. Омонимы: различаются по значению.</text:p>
          </table:table-cell>
          <table:table-cell table:style-name="Table8.A1" office:value-type="string">
            <text:p text:style-name="Table_20_Contents">Синонимы: большой — огромный. <text:line-break/>Антонимы: светлый — тёмный. <text:line-break/>Омонимы: ключ (дверь) — ключ (родник).</text:p>
          </table:table-cell>
        </table:table-row>
      </table:table>
      <text:p text:style-name="P3"/>
      <text:p text:style-name="P3"/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0T17:56:52.598000000</meta:creation-date>
    <dc:date>2025-09-10T18:16:22.824000000</dc:date>
    <meta:editing-duration>PT19M30S</meta:editing-duration>
    <meta:editing-cycles>1</meta:editing-cycles>
    <meta:document-statistic meta:table-count="8" meta:image-count="0" meta:object-count="0" meta:page-count="8" meta:paragraph-count="195" meta:word-count="1439" meta:character-count="11436" meta:non-whitespace-character-count="10144"/>
    <meta:generator>sFree_Office_for_Docs_and_PDF/7.4.2.3$Windows_X86_64 LibreOffice_project/382eef1f22670f7f4118c8c2dd222ec7ad009daf</meta:generator>
  </office:meta>
</office:document-meta>
</file>